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35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margin-left="0.318cm" fo:margin-right="0cm" fo:text-align="center" fo:text-indent="0cm"/>
    </style:style>
    <style:style style:name="P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font-style="normal" fo:text-shadow="none" style:font-size-asian="28pt" style:font-style-asian="normal" style:font-size-complex="28pt" style:font-style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indent="0cm"/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26pt" fo:text-shadow="1pt 1pt" style:font-size-asian="26pt" style:font-size-complex="2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3" draw:layer="layout" svg:width="25.4cm" svg:height="3.063cm" svg:x="1.27cm" svg:y="0.508cm">
          <draw:text-box>
            <text:p text:style-name="P1"><text:span text:style-name="T1">HYMN #844</text:span></text:p>
            <text:p text:style-name="P2"><text:span text:style-name="T2">“</text:span><text:span text:style-name="T2">Lord of All Nations, Grant Me Gra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638cm" svg:height="7.011cm" svg:x="1.778cm" svg:y="0.558cm">
          <draw:text-box>
            <text:p text:style-name="P1"><text:span text:style-name="T3">1. </text:span><text:span text:style-name="T4">Lord of all nations, grant me grace</text:span><text:span text:style-name="T4"><text:line-break/></text:span><text:span text:style-name="T4">To love all people, ev’ry race;</text:span><text:span text:style-name="T4"><text:line-break/></text:span><text:span text:style-name="T4">And in each person may I see</text:span><text:span text:style-name="T4"><text:line-break/></text:span><text:span text:style-name="T4">My kindred, loved, redeemed by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5" draw:layer="layout" svg:width="24.892cm" svg:height="7.011cm" svg:x="1.501cm" svg:y="0.536cm">
          <draw:text-box>
            <text:p text:style-name="P1"><text:span text:style-name="T3">2. </text:span><text:span text:style-name="T4">Break down the wall that would divide</text:span><text:span text:style-name="T4"><text:line-break/></text:span><text:span text:style-name="T4">Thy children, Lord, on ev’ry side.</text:span><text:span text:style-name="T4"><text:line-break/></text:span><text:span text:style-name="T4">My neighbor’s good let me pursue;</text:span><text:span text:style-name="T4"><text:line-break/></text:span><text:span text:style-name="T4">Let Christian love bind warm and tru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5" draw:layer="layout" svg:width="24.892cm" svg:height="7.011cm" svg:x="1.524cm" svg:y="0.581cm">
          <draw:text-box>
            <text:p text:style-name="P1"><text:span text:style-name="T3">3. </text:span><text:span text:style-name="T4">Forgive me, Lord, where I have erred </text:span><text:span text:style-name="T4"><text:line-break/></text:span><text:span text:style-name="T4">By loveless act and thoughtless word.</text:span><text:span text:style-name="T4"><text:line-break/></text:span><text:span text:style-name="T4">Make me to see the wrong I do</text:span><text:span text:style-name="T4"><text:line-break/></text:span><text:span text:style-name="T4">Will grieve my wounded Lord ane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5" draw:layer="layout" svg:width="24.892cm" svg:height="7.011cm" svg:x="1.524cm" svg:y="0.508cm">
          <draw:text-box>
            <text:p text:style-name="P1"><text:span text:style-name="T3">4. </text:span><text:span text:style-name="T4">Give me Thy courage, Lord, to speak</text:span><text:span text:style-name="T4"><text:line-break/></text:span><text:span text:style-name="T4">Whenever strong oppress the weak.</text:span><text:span text:style-name="T4"><text:line-break/></text:span><text:span text:style-name="T4">Should I myself the victim be,</text:span><text:span text:style-name="T4"><text:line-break/></text:span><text:span text:style-name="T4">Help me forgive, rememb’ring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4" draw:text-style-name="P7" draw:layer="layout" svg:width="25.4cm" svg:height="13.21cm" svg:x="1.27cm" svg:y="0.508cm">
          <draw:text-box>
            <text:p text:style-name="P1"><text:span text:style-name="T3">5. </text:span><text:span text:style-name="T4">With Thine own love may I be filled</text:span><text:span text:style-name="T4"><text:line-break/></text:span><text:span text:style-name="T4">And by Thy Holy Spirit willed,</text:span><text:span text:style-name="T4"><text:line-break/></text:span><text:span text:style-name="T4">That all I touch, where’er I be,</text:span><text:span text:style-name="T4"><text:line-break/></text:span><text:span text:style-name="T4">May be divinely touched by Thee.</text:span></text:p>
            <text:p text:style-name="P6"><text:span text:style-name="T5"><text:line-break/></text:span><text:span text:style-name="T5"/></text:p>
            <text:p text:style-name="P6"><text:span text:style-name="T6"><text:s text:c="5"/></text:span><text:span text:style-name="T6">© 1969 Concordia Publishing House.</text:span></text:p>
            <text:p text:style-name="P6"><text:span text:style-name="T6"><text:s text:c="5"/></text:span><text:span text:style-name="T6">Used by permission: </text:span></text:p>
            <text:p text:style-name="P6"><text:span text:style-name="T6"><text:s text:c="5"/></text:span><text:span text:style-name="T6">LSB Hymn License </text:span></text:p>
            <text:p text:style-name="P6"><text:span text:style-name="T6"><text:s text:c="5"/></text:span><text:span text:style-name="T6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13:07:37.923000000</meta:creation-date>
    <dc:date>2019-02-20T17:33:04.090000000</dc:date>
    <meta:editing-duration>PT20M6S</meta:editing-duration>
    <meta:editing-cycles>8</meta:editing-cycles>
    <meta:generator>LibreOffice/6.1.3.2$Windows_X86_64 LibreOffice_project/86daf60bf00efa86ad547e59e09d6bb77c699acb</meta:generator>
    <meta:document-statistic meta:object-count="111"/>
  </office:meta>
</office:document-meta>
</file>